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6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72in" fo:break-before="auto" style:use-optimal-row-height="true"/>
    </style:style>
    <style:style style:name="ro2" style:family="table-row">
      <style:table-row-properties style:row-height="0.3953in" fo:break-before="auto" style:use-optimal-row-height="true"/>
    </style:style>
    <style:style style:name="ro3" style:family="table-row">
      <style:table-row-properties style:row-height="0.5744in" fo:break-before="auto" style:use-optimal-row-height="true"/>
    </style:style>
    <style:style style:name="ro4" style:family="table-row">
      <style:table-row-properties style:row-height="0.7634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60_25__20_-_20_Accent2" style:data-style-name="N8000">
      <style:table-cell-properties fo:border-bottom="0.0008in solid #000000" fo:background-color="#ffff00" fo:wrap-option="wrap" fo:border-left="none" fo:border-right="0.0008in solid #000000" fo:border-top="none" style:vertical-align="automatic"/>
      <style:text-properties style:font-name="Calibri" style:font-name-asian="Calibri" style:font-name-complex="Calibri"/>
    </style:style>
    <style:style style:name="ce2" style:family="table-cell" style:parent-style-name="Excel_20_Built-in_20_60_25__20_-_20_Accent2" style:data-style-name="N8000">
      <style:table-cell-properties fo:border-bottom="0.0008in solid #000000" fo:background-color="transparent" fo:wrap-option="wrap" fo:border-left="none" fo:border-right="0.0008in solid #000000" fo:border-top="0.0008in solid #000000" style:vertical-align="automatic"/>
      <style:text-properties style:font-name="Calibri" style:font-name-asian="Calibri" style:font-name-complex="Calibri"/>
    </style:style>
    <style:style style:name="ce3" style:family="table-cell" style:parent-style-name="Excel_20_Built-in_20_60_25__20_-_20_Accent2" style:data-style-name="N8000">
      <style:table-cell-properties fo:border-bottom="0.0008in solid #000000" fo:background-color="transparent" fo:wrap-option="wrap" fo:border-left="none" fo:border-right="0.0008in solid #000000" fo:border-top="none" style:vertical-align="automatic"/>
      <style:text-properties style:font-name="Calibri" style:font-name-asian="Calibri" style:font-name-complex="Calibri"/>
    </style:style>
    <style:style style:name="ce4" style:family="table-cell" style:parent-style-name="Excel_20_Built-in_20_Normal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5" style:family="table-cell" style:parent-style-name="Excel_20_Built-in_20_60_25__20_-_20_Accent2" style:data-style-name="N8076">
      <style:table-cell-properties fo:border-bottom="0.0008in solid #000000" fo:background-color="#ffff00" fo:wrap-option="wrap" fo:border-left="0.0008in solid #000000" fo:border-right="0.0008in solid #000000" fo:border-top="none" style:vertical-align="automatic"/>
      <style:text-properties style:font-name="Calibri" style:font-name-asian="Calibri" style:font-name-complex="Calibri"/>
    </style:style>
    <style:style style:name="ce6" style:family="table-cell" style:parent-style-name="Excel_20_Built-in_20_60_25__20_-_20_Accent2" style:data-style-name="N8076">
      <style:table-cell-properties fo:background-color="transparent" fo:wrap-option="wrap" fo:border="0.0008in solid #000000" style:vertical-align="automatic"/>
      <style:text-properties style:font-name="Calibri" style:font-name-asian="Calibri" style:font-name-complex="Calibri"/>
    </style:style>
    <style:style style:name="ce7" style:family="table-cell" style:parent-style-name="Excel_20_Built-in_20_60_25__20_-_20_Accent2" style:data-style-name="N8076">
      <style:table-cell-properties fo:border-bottom="0.0008in solid #000000" fo:background-color="transparent" fo:wrap-option="wrap" fo:border-left="none" fo:border-right="0.0008in solid #000000" fo:border-top="none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8076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9" style:family="table-cell" style:parent-style-name="Excel_20_Built-in_20_60_25__20_-_20_Accent2" style:data-style-name="N8000">
      <style:table-cell-properties fo:border-bottom="0.0008in solid #000000" fo:background-color="#ffff00" fo:wrap-option="wrap" fo:border-left="0.0008in solid #000000" fo:border-right="none" fo:border-top="none" style:vertical-align="automatic"/>
      <style:text-properties style:font-name="Calibri" style:font-name-asian="Calibri" style:font-name-complex="Calibri"/>
    </style:style>
    <style:style style:name="ce10" style:family="table-cell" style:parent-style-name="Excel_20_Built-in_20_60_25__20_-_20_Accent2" style:data-style-name="N8000">
      <style:table-cell-properties fo:background-color="transparent" fo:wrap-option="wrap" fo:border="0.0008in solid #000000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2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4"/>
        <table:table-column table:style-name="co1" table:number-columns-repeated="1020" table:default-cell-style-name="ce4"/>
        <table:table-column table:style-name="co4" table:default-cell-style-name="ce4"/>
        <table:table-row table:style-name="ro1">
          <table:table-cell table:style-name="ce1" office:value-type="string">
            <text:p>Day</text:p>
          </table:table-cell>
          <table:table-cell table:style-name="ce5" office:value-type="string">
            <text:p>Date</text:p>
          </table:table-cell>
          <table:table-cell table:style-name="ce9" office:value-type="string">
            <text:p>Updates</text:p>
          </table:table-cell>
          <table:table-cell office:value-type="string">
            <text:p>Column1</text:p>
          </table:table-cell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date" office:date-value="2022-04-21">
            <text:p>April 21, 2022</text:p>
          </table:table-cell>
          <table:table-cell table:style-name="ce10" office:value-type="string">
            <text:p>yesterday i connected with IS team and postgrel sql got installed and source tree one is pending and meanwhile i am doing some courses. and also trying to understand the docs.</text:p>
          </table:table-cell>
          <table:table-cell table:number-columns-repeated="1021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date" office:date-value="2022-04-22">
            <text:p>April 22, 2022</text:p>
          </table:table-cell>
          <table:table-cell table:style-name="ce10" office:value-type="string">
            <text:p>I need to connect with IS team for that source tree application and also waiting for the next process i need to be followed.</text:p>
          </table:table-cell>
          <table:table-cell table:number-columns-repeated="1021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date" office:date-value="2022-04-25">
            <text:p>April 25, 2022</text:p>
          </table:table-cell>
          <table:table-cell table:style-name="ce10" office:value-type="string">
            <text:p>On friday I go through like what is electron and how to implement with angular and to run also. And I started with sample templates. Today I will go through other topics and continue with my poc with some templates.</text:p>
          </table:table-cell>
          <table:table-cell table:number-columns-repeated="1021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6" office:value-type="date" office:date-value="2022-04-26">
            <text:p>April 26, 2022</text:p>
          </table:table-cell>
          <table:table-cell table:style-name="ce10" office:value-type="string">
            <text:p>yesterday I connected with sithin code setup is done successfully In my asset and but there is one thing need to be done is when I run it asking me admin authentication so there I get stopped. and also like showing Unable to connect Database, please check credentials in the application</text:p>
          </table:table-cell>
          <table:table-cell table:number-columns-repeated="102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date" office:date-value="2022-04-27">
            <text:p>April 27, 2022</text:p>
          </table:table-cell>
          <table:table-cell table:style-name="ce10" office:value-type="string">
            <text:p>Yesterday we tried to resolve that problem but came to know that without IIS or access privilege i cant access</text:p>
          </table:table-cell>
          <table:table-cell table:number-columns-repeated="102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office:value-type="date" office:date-value="2022-04-28">
            <text:p>April 28, 2022</text:p>
          </table:table-cell>
          <table:table-cell table:style-name="ce10" office:value-type="string">
            <text:p>I not have that much update meanwhile I am doing some fresco courses also like I got mail like my mandatory courses is going to expire in some days soo I started too</text:p>
          </table:table-cell>
          <table:table-cell table:number-columns-repeated="102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office:value-type="date" office:date-value="2022-04-29">
            <text:p>April 29, 2022</text:p>
          </table:table-cell>
          <table:table-cell table:style-name="ce10" office:value-type="string">
            <text:p>Not yet</text:p>
          </table:table-cell>
          <table:table-cell table:number-columns-repeated="102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office:value-type="date" office:date-value="2022-05-02">
            <text:p>May 2, 2022</text:p>
          </table:table-cell>
          <table:table-cell table:style-name="ce10" office:value-type="string">
            <text:p>Doing some courses</text:p>
          </table:table-cell>
          <table:table-cell table:number-columns-repeated="102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office:value-type="date" office:date-value="2022-05-03">
            <text:p>May 3, 2022</text:p>
          </table:table-cell>
          <table:table-cell table:style-name="ce10" office:value-type="string">
            <text:p>I have been referring the docs of services and also doing courses</text:p>
          </table:table-cell>
          <table:table-cell table:number-columns-repeated="102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office:value-type="date" office:date-value="2022-05-04">
            <text:p>May 4, 2022</text:p>
          </table:table-cell>
          <table:table-cell table:style-name="ce10" office:value-type="string">
            <text:p>I have been referring the urs docs and service docs</text:p>
          </table:table-cell>
          <table:table-cell table:number-columns-repeated="102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" office:value-type="date" office:date-value="2022-05-05">
            <text:p>May 5, 2022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7"/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7"/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7"/>
          <table:table-cell table:style-name="ce3"/>
          <table:table-cell table:number-columns-repeated="1021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7"/>
          <table:table-cell table:style-name="ce3"/>
          <table:table-cell table:number-columns-repeated="1021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Table1" table:target-range-address="Sprint2.A1:Sprint2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8116" number:language="en" number:country="US">
      <number:day/>
      <number:text>-</number:text>
      <number:month number:textual="true"/>
      <number:text>-</number:text>
      <number:year/>
    </number:date-style>
    <number:currency-style style:name="N8117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60_25__20_-_20_Accent2" style:display-name="Excel Built-in 60% - Accent2" style:family="table-cell" style:parent-style-name="Default" style:data-style-name="N8000">
      <style:table-cell-properties fo:background-color="#f4b183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4">05/04/2022</text:date>, <text:time>10:5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title/>
    <dc:description/>
    <dc:subject/>
    <meta:initial-creator/>
    <dc:creator>vivekanandan  kumaran</dc:creator>
    <meta:creation-date>2022-04-27T04:21:18Z</meta:creation-date>
    <dc:date>2022-05-04T10:56:03.64</dc:date>
    <meta:editing-cycles>10</meta:editing-cycles>
    <meta:editing-duration>PT34S</meta:editing-duration>
    <meta:document-statistic meta:table-count="1" meta:cell-count="40" meta:object-count="0"/>
  </office:meta>
</office:document-meta>
</file>